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559in"/>
    </style:style>
    <style:style style:name="Table1.C" style:family="table-column">
      <style:table-column-properties style:column-width="1.3333in"/>
    </style:style>
    <style:style style:name="Table1.D" style:family="table-column">
      <style:table-column-properties style:column-width="0.9965in"/>
    </style:style>
    <style:style style:name="Table1.1" style:family="table-row">
      <style:table-row-properties style:min-row-height="0.2083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1875in" fo:keep-together="always"/>
    </style:style>
    <style:style style:name="Table1.C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3" style:family="table-row">
      <style:table-row-properties style:min-row-height="0.2396in" fo:keep-together="auto"/>
    </style:style>
    <style:style style:name="Table4" style:family="table">
      <style:table-properties style:width="6.5139in" fo:margin-left="-0.2569in" table:align="left" style:writing-mode="lr-tb"/>
    </style:style>
    <style:style style:name="Table4.A" style:family="table-column">
      <style:table-column-properties style:column-width="4.184in"/>
    </style:style>
    <style:style style:name="Table4.B" style:family="table-column">
      <style:table-column-properties style:column-width="1.3333in"/>
    </style:style>
    <style:style style:name="Table4.C" style:family="table-column">
      <style:table-column-properties style:column-width="0.9965in"/>
    </style:style>
    <style:style style:name="Table4.1" style:family="table-row">
      <style:table-row-properties style:min-row-height="0.2083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4.2" style:family="table-row">
      <style:table-row-properties style:min-row-height="0.1875in" fo:keep-together="always"/>
    </style:style>
    <style:style style:name="Table4.B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575in" fo:margin-left="0in" table:align="left" style:writing-mode="lr-tb"/>
    </style:style>
    <style:style style:name="Table3.A" style:family="table-column">
      <style:table-column-properties style:column-width="3.1493in"/>
    </style:style>
    <style:style style:name="Table3.B" style:family="table-column">
      <style:table-column-properties style:column-width="0.6306in"/>
    </style:style>
    <style:style style:name="Table3.C" style:family="table-column">
      <style:table-column-properties style:column-width="2.795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214dbe" officeooo:paragraph-rsid="00214db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214db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Verdana" fo:font-size="10pt" officeooo:rsid="00193b0f" officeooo:paragraph-rsid="0026d78b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officeooo:paragraph-rsid="0026d78b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0pt" officeooo:rsid="00261e2c" officeooo:paragraph-rsid="00261e2c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20" style:family="paragraph" style:parent-style-name="Standard">
      <style:text-properties officeooo:rsid="00214dbe" officeooo:paragraph-rsid="00214dbe"/>
    </style:style>
    <style:style style:name="P21" style:family="paragraph" style:parent-style-name="Standard">
      <style:text-properties officeooo:paragraph-rsid="00214dbe"/>
    </style:style>
    <style:style style:name="P22" style:family="paragraph" style:parent-style-name="Standard">
      <style:text-properties officeooo:rsid="001e841b" officeooo:paragraph-rsid="002444ce"/>
    </style:style>
    <style:style style:name="P23" style:family="paragraph" style:parent-style-name="Standard">
      <style:paragraph-properties fo:text-align="center" style:justify-single-word="false" style:shadow="none"/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24" style:family="paragraph" style:parent-style-name="Footnote">
      <style:text-properties style:font-name="Verdana" fo:font-size="8pt" officeooo:rsid="00299939" officeooo:paragraph-rsid="00299939" style:font-size-asian="7pt" style:font-size-complex="8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6" style:family="paragraph" style:parent-style-name="Standard">
      <style:text-properties style:font-name="Verdana" fo:font-size="10pt" fo:font-weight="bold" officeooo:rsid="002d30fb" officeooo:paragraph-rsid="002d30fb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Verdana" fo:font-size="10pt" officeooo:rsid="002d30fb" officeooo:paragraph-rsid="002d30fb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5e013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1e841b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62f04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25e013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Verdana" fo:font-size="10pt" officeooo:rsid="00214dbe" officeooo:paragraph-rsid="00214dbe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Verdana" fo:font-size="10pt" officeooo:rsid="0021bf42" officeooo:paragraph-rsid="0021bf42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Verdana" fo:font-size="10pt" officeooo:rsid="002dd4bc" officeooo:paragraph-rsid="002dd4bc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2d30fb" officeooo:paragraph-rsid="002d30fb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1a1b64" officeooo:paragraph-rsid="0025e013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1a1b64" officeooo:paragraph-rsid="002d7459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1a1b64" officeooo:paragraph-rsid="002e520d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21b324" officeooo:paragraph-rsid="0021b32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141823" style:font-name="Verdana" fo:font-size="10pt" fo:letter-spacing="normal" fo:font-style="normal" fo:font-weight="bold" officeooo:rsid="0025e013" officeooo:paragraph-rsid="0027dab0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789cf" officeooo:paragraph-rsid="0025e013" style:font-size-asian="10pt" style:font-size-complex="10pt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789cf" officeooo:paragraph-rsid="002789cf" style:font-size-asian="10pt" style:font-size-complex="10pt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62f04" officeooo:paragraph-rsid="00262f04" style:font-size-asian="10pt" style:font-size-complex="10pt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141823" style:font-name="Verdana" fo:font-size="10pt" fo:letter-spacing="normal" fo:font-style="normal" fo:font-weight="bold" officeooo:rsid="0025e013" officeooo:paragraph-rsid="0027dab0" style:font-size-asian="10pt" style:font-weight-asian="bold" style:font-size-complex="10pt" style:font-weight-complex="bold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officeooo:rsid="00214dbe" style:font-size-asian="10pt" style:font-size-complex="10pt"/>
    </style:style>
    <style:style style:name="T4" style:family="text">
      <style:text-properties style:font-name="Verdana" fo:font-size="10pt" officeooo:rsid="0027cd35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officeooo:rsid="001e841b" style:font-size-asian="10pt" style:font-size-complex="10pt"/>
    </style:style>
    <style:style style:name="T7" style:family="text">
      <style:text-properties officeooo:rsid="001e841b"/>
    </style:style>
    <style:style style:name="T8" style:family="text">
      <style:text-properties officeooo:rsid="00214dbe"/>
    </style:style>
    <style:style style:name="T9" style:family="text">
      <style:text-properties style:font-name="Wingdings 2" officeooo:rsid="001e841b" style:font-name-asian="Times New Roman" style:font-name-complex="Times New Roman"/>
    </style:style>
    <style:style style:name="T10" style:family="text">
      <style:text-properties style:font-name="Wingdings 2" officeooo:rsid="00214dbe" style:font-name-asian="Times New Roman" style:font-name-complex="Times New Roman"/>
    </style:style>
    <style:style style:name="T11" style:family="text">
      <style:text-properties officeooo:rsid="00214dbe" style:font-name-asian="Times New Roman" style:font-name-complex="Times New Roma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4dbe" style:font-weight-asian="bold" style:font-weight-complex="bold"/>
    </style:style>
    <style:style style:name="T14" style:family="text">
      <style:text-properties officeooo:rsid="002444ce"/>
    </style:style>
    <style:style style:name="T15" style:family="text">
      <style:text-properties officeooo:rsid="002d30fb"/>
    </style:style>
    <style:style style:name="T16" style:family="text">
      <style:text-properties fo:font-variant="normal" fo:text-transform="none" fo:color="#141823" fo:letter-spacing="normal" fo:font-style="normal" fo:font-weight="normal"/>
    </style:style>
    <style:style style:name="T17" style:family="text">
      <style:text-properties fo:font-variant="normal" fo:text-transform="none" fo:color="#141823" fo:letter-spacing="normal" fo:font-style="normal" fo:font-weight="normal" officeooo:rsid="0025e013"/>
    </style:style>
    <style:style style:name="T18" style:family="text">
      <style:text-properties fo:font-variant="normal" fo:text-transform="none" fo:color="#141823" fo:letter-spacing="normal" fo:font-style="normal" fo:font-weight="normal" officeooo:rsid="00262f04"/>
    </style:style>
    <style:style style:name="T19" style:family="text">
      <style:text-properties fo:font-variant="normal" fo:text-transform="none" fo:color="#141823" fo:letter-spacing="normal" fo:font-style="normal" fo:font-weight="normal" officeooo:rsid="002ab01d"/>
    </style:style>
    <style:style style:name="T20" style:family="text">
      <style:text-properties fo:font-variant="normal" fo:text-transform="none" fo:color="#141823" fo:letter-spacing="normal" fo:font-style="normal" fo:font-weight="normal" officeooo:rsid="002c67f8"/>
    </style:style>
    <style:style style:name="T21" style:family="text">
      <style:text-properties fo:font-variant="normal" fo:text-transform="none" fo:color="#141823" fo:letter-spacing="normal" fo:font-style="normal" fo:font-weight="normal" officeooo:rsid="002d8250"/>
    </style:style>
    <style:style style:name="T22" style:family="text">
      <style:text-properties officeooo:rsid="0025e013"/>
    </style:style>
    <style:style style:name="T23" style:family="text">
      <style:text-properties officeooo:rsid="0027dab0"/>
    </style:style>
    <style:style style:name="T24" style:family="text">
      <style:text-properties officeooo:rsid="002ab0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S 192 AY 2014-2015</text:p>
      <text:p text:style-name="P6"><text:s/><text:span text:style-name="T14">Beta Testing</text:span> Checklist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7">Project Name: </text:p>
          </table:table-cell>
          <table:table-cell table:style-name="Table1.A1" table:number-rows-spanned="2" office:value-type="string">
            <text:p text:style-name="P26">Treesim</text:p>
          </table:table-cell>
          <table:table-cell table:style-name="Table1.C1" office:value-type="string">
            <text:p text:style-name="P7">Project ID: <text:s/></text:p>
          </table:table-cell>
          <table:table-cell table:style-name="Table1.D1" table:number-rows-spanned="2" office:value-type="string">
            <text:p text:style-name="P11"/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3">(if applicable)</text:p>
          </table:table-cell>
          <table:covered-table-cell/>
        </table:table-row>
        <table:table-row table:style-name="Table1.3">
          <table:table-cell table:style-name="Table1.C2" office:value-type="string">
            <text:p text:style-name="P7">Developer’s Name:</text:p>
          </table:table-cell>
          <table:table-cell table:style-name="Table1.D1" table:number-columns-spanned="3" office:value-type="string">
            <text:p text:style-name="P27">Pink PlastiCS</text:p>
          </table:table-cell>
          <table:covered-table-cell/>
          <table:covered-table-cell/>
        </table:table-row>
      </table:table>
      <text:p text:style-name="P11"/>
      <text:p text:style-name="P16">This checklist is to be used to assess <text:span text:style-name="T7">if bet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 is.</text:span></text:p>
      <text:p text:style-name="P16"/>
      <text:p text:style-name="P18"><text:span text:style-name="T12">Target Audience</text:span>: CS Students of the Department</text:p>
      <text:p text:style-name="P17"/>
      <text:p text:style-name="P9">Tester Information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8">Tester's Name:</text:p>
            <text:p text:style-name="P8"/>
            <text:p text:style-name="P8"/>
          </table:table-cell>
          <table:table-cell table:style-name="Table4.B1" office:value-type="string">
            <text:p text:style-name="P10">Year Level</text:p>
          </table:table-cell>
          <table:table-cell table:style-name="Table4.C1" table:number-rows-spanned="2" office:value-type="string">
            <text:p text:style-name="P23">Gender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14"/>
          </table:table-cell>
          <table:covered-table-cell/>
        </table:table-row>
      </table:table>
      <text:p text:style-name="P17"/>
      <text:p text:style-name="P16"><text:span text:style-name="T13">Instructions</text:span><text:span text:style-name="T8">: <text:s/>Place a check mark (</text:span><text:span text:style-name="T9">P</text:span><text:span text:style-name="T11">) if the software complies with the criteria. <text:s/>Place a cross mark (</text:span><text:span text:style-name="T10">O</text:span><text:span text:style-name="T11">) if it does not, and place a comment on its non-compliance.</text:span></text:p>
      <text:p text:style-name="P16"/>
      <text:p text:style-name="P19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7"><text:span text:style-name="T7">User Acceptance </text:span>Criteria</text:p>
          </table:table-cell>
          <table:table-cell table:style-name="Table2.A1" office:value-type="string">
            <text:p text:style-name="P37">Comply</text:p>
          </table:table-cell>
          <table:table-cell table:style-name="Table2.C1" office:value-type="string">
            <text:p text:style-name="P37">Remarks</text:p>
          </table:table-cell>
        </table:table-row>
        <table:table-row>
          <table:table-cell table:style-name="Table2.A2" table:number-columns-spanned="3" office:value-type="string">
            <text:p text:style-name="P38">Sprint 1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28"><text:span text:style-name="T17">1. </text:span><text:span text:style-name="T16">User can open the screen for the Linked List simulation.</text:span> 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2"><text:span text:style-name="T17">2. </text:span><text:span text:style-name="T16">User can see a default linked list as soon as they open the screen.</text:span> 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2"><text:span text:style-name="T17">3. </text:span><text:span text:style-name="T16">User can clear the screen of the linked list</text:span> 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9"><text:span text:style-name="T22">4. </text:span>User can reset the screen to the default linked list. 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9"><text:span text:style-name="T22">5. </text:span>User can exit from the <text:span text:style-name="T22">linked list </text:span>simulation gracefully. 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2" table:number-columns-spanned="3" office:value-type="string">
            <text:p text:style-name="P43">Sprint <text:span text:style-name="T23">2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42"><text:span text:style-name="T22">6. </text:span>User can simulate searching a node <text:span text:style-name="T22">in the linked list.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5"><text:span text:style-name="T22">7. </text:span>User can add node in the linked list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2" table:number-columns-spanned="3" office:value-type="string">
            <text:p text:style-name="P43">Sprint <text:span text:style-name="T23">3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44"><text:span text:style-name="T17">8. </text:span><text:span text:style-name="T16">User can open the screen for the </text:span><text:span text:style-name="T18">Pre-Order Demo.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28"><text:span text:style-name="T17">9. </text:span><text:span text:style-name="T16">User can open the screen for the </text:span><text:span text:style-name="T18">In-Order Demo.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ext:soft-page-break/>
        <table:table-row>
          <table:table-cell table:style-name="Table2.A3" office:value-type="string">
            <text:p text:style-name="P28"><text:span text:style-name="T17">10. </text:span><text:span text:style-name="T16">User can open the screen for the </text:span><text:span text:style-name="T18">Post-Order Demo.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2" table:number-columns-spanned="3" office:value-type="string">
            <text:p text:style-name="P47">Sprint <text:span text:style-name="T23">4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45"><text:span text:style-name="T17">11. </text:span><text:span text:style-name="T16">User can </text:span><text:span text:style-name="T19">play</text:span><text:span text:style-name="T16"> the </text:span><text:span text:style-name="T18">Pre-Order Demo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0"><text:span text:style-name="T17">12. </text:span><text:span text:style-name="T16">User can </text:span><text:span text:style-name="T19">play</text:span><text:span text:style-name="T16"> the </text:span><text:span text:style-name="T18">In-Order Demo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0"><text:span text:style-name="T17">13. </text:span><text:span text:style-name="T16">User can </text:span><text:span text:style-name="T19">play</text:span><text:span text:style-name="T16"> the </text:span><text:span text:style-name="T18">Post-Order Demo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46"><text:span text:style-name="T22">14. </text:span>User can <text:span text:style-name="T24">view the Usage Tracker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2" table:number-columns-spanned="3" office:value-type="string">
            <text:p text:style-name="P47">Sprint <text:span text:style-name="T23">5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0"><text:span text:style-name="T17">15. </text:span><text:span text:style-name="T16">User can </text:span><text:span text:style-name="T20">stop</text:span><text:span text:style-name="T16"> the </text:span><text:span text:style-name="T18">In-Order Demo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0"><text:span text:style-name="T17">16. </text:span><text:span text:style-name="T16">User can </text:span><text:span text:style-name="T20">stop</text:span><text:span text:style-name="T16"> the </text:span><text:span text:style-name="T18">Post-Order Demo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40"><text:span text:style-name="T22">17. </text:span>User can exit from <text:span text:style-name="T7">the In-Order Demo</text:span> gracefully.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40"><text:span text:style-name="T22">18. </text:span>User can exit from <text:span text:style-name="T7">the Post-Order Demo</text:span> gracefully.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2" table:number-columns-spanned="3" office:value-type="string">
            <text:p text:style-name="P47">Sprint <text:span text:style-name="T23">6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0"><text:span text:style-name="T17">19. </text:span><text:span text:style-name="T16">User can </text:span><text:span text:style-name="T20">stop</text:span><text:span text:style-name="T16"> the </text:span><text:span text:style-name="T21">Pre</text:span><text:span text:style-name="T18">-Order Demo</text:span>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41"><text:span text:style-name="T22">20. </text:span>User can exit from <text:span text:style-name="T7">the Pre-Order Demo</text:span> gracefully.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41"><text:span text:style-name="T22">21. </text:span>User can exit from <text:span text:style-name="T22">viewing the usage tracker</text:span> gracefully.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6"><text:span text:style-name="T22">22. </text:span>User can open the Binary Search Tree module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6"><text:span text:style-name="T22">23. </text:span>User can view the default Binary Search Tree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  <table:table-row>
          <table:table-cell table:style-name="Table2.A3" office:value-type="string">
            <text:p text:style-name="P36"><text:span text:style-name="T22">24. </text:span>User can clear the screen in Binary Search TreeModule</text:p>
          </table:table-cell>
          <table:table-cell table:style-name="Table2.A3" office:value-type="string">
            <text:p text:style-name="P31"/>
          </table:table-cell>
          <table:table-cell table:style-name="Table2.A2" office:value-type="string">
            <text:p text:style-name="P31"/>
          </table:table-cell>
        </table:table-row>
      </table:table>
      <text:p text:style-name="P15"/>
      <text:p text:style-name="P21"><text:span text:style-name="T3">Tester's</text:span><text:span text:style-name="T2"> Comments </text:span><text:span text:style-name="T4">on over-all functionality of the application:</text:span><text:span text:style-name="T2"><text:line-break/></text:span></text:p>
      <text:p text:style-name="P21"/>
      <text:p text:style-name="P20"><text:span text:style-name="T6">U</text:span><text:span text:style-name="T5">sability Goals</text:span><text:span text:style-name="T5"><text:note text:id="ftn1" text:note-class="footnote"><text:note-citation>1</text:note-citation><text:note-body><text:p text:style-name="P24">Source: www.keepitusable.com</text:p></text:note-body></text:note></text:span><text:span text:style-name="T5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<text:span text:style-name="T8">Usability </text:span>Criteria</text:p>
          </table:table-cell>
          <table:table-cell table:style-name="Table3.A1" office:value-type="string">
            <text:p text:style-name="P5">Comply</text:p>
          </table:table-cell>
          <table:table-cell table:style-name="Table3.C1" office:value-type="string">
            <text:p text:style-name="P5">Remarks</text:p>
          </table:table-cell>
        </table:table-row>
        <table:table-row>
          <table:table-cell table:style-name="Table3.A2" office:value-type="string">
            <text:p text:style-name="P4">1. <text:s/>Easy to navigate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. Clear and consistent way to go back on every screen.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3. <text:s/>Labels and buttons text are clear and concise.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4. <text:s/>Retains overall consistency and behavior with mobile platform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ext:soft-page-break/>
        <table:table-row>
          <table:table-cell table:style-name="Table3.A2" office:value-type="string">
            <text:p text:style-name="P4">5. <text:s text:c="2"/>Minimalist design – excess features removed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6. <text:s/>Content is concise and clear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7. <text:s/>Provides feedback to the user of the system status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8. <text:s text:c="2"/>Number of buttons/links is reasonable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9. <text:s text:c="2"/>UI elements provide visual feedback when pressed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0. <text:s/>Ensure any visual feedback is not obscured by the user's finger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1. <text:s text:c="2"/>Colors used provide good contrast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2. <text:s/>Colors used provide good readability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3. <text:s/>Icons are clear to understand – no ambiguity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4. <text:s/>Font size and spacing ensures good readability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5. <text:s text:c="2"/>If changes can be made, ensure there is a save button (gives peace of mind)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6. <text:s/>Present users with a confirmation option when deleting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7. <text:s/>Allow users to tailor frequent actions to make them easier and quicker to do.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8. <text:s text:c="2"/>Speak the users' language (not technical)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9. <text:s/>Auditory feedback is timely and appropriately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0. Settings to turn off auditory feedback/sound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1. <text:s/>Help users recognize, diagnose, and recover from errors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2. <text:s/>Error messages are free of technical language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3. <text:s text:c="2"/>Error messages clearly explain how to correct the problem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4. <text:s/>Any help text should be clear and unambiguous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5. <text:s/>Instructions easily visible and easily retrievable whenever appropriate.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</table:table>
      <text:p text:style-name="P22"/>
      <text:p text:style-name="P22"><text:span text:style-name="T3">Tester's</text:span><text:span text:style-name="T2"> Comments </text:span><text:span text:style-name="T4">on over-all usability of the application: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5-14T17:25:16.200000000</dc:date>
    <meta:print-date>2006-07-28T14:33:00</meta:print-date>
    <meta:editing-cycles>17</meta:editing-cycles>
    <meta:editing-duration>PT1H18M13S</meta:editing-duration>
    <meta:generator>LibreOffice/4.3.0.4$Windows_x86 LibreOffice_project/62ad5818884a2fc2e5780dd45466868d41009ec0</meta:generator>
    <meta:document-statistic meta:table-count="4" meta:image-count="0" meta:object-count="0" meta:page-count="3" meta:paragraph-count="83" meta:word-count="614" meta:character-count="3620" meta:non-whitespace-character-count="3036"/>
  </office:meta>
</office:document-meta>
</file>